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5d99f" officeooo:paragraph-rsid="0015d99f"/>
    </style:style>
    <style:style style:name="P2" style:family="paragraph" style:parent-style-name="Standard">
      <style:paragraph-properties fo:break-before="page"/>
      <style:text-properties officeooo:rsid="0015d99f" officeooo:paragraph-rsid="0015d9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page</text:p>
      <text:p text:style-name="P2">Second page</text:p>
      <text:p text:style-name="P2">Third pag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los Vajna</meta:initial-creator>
    <meta:creation-date>2025-02-07T13:42:54.265359862</meta:creation-date>
    <dc:date>2025-02-07T13:43:09.792569826</dc:date>
    <dc:creator>Miklos Vajna</dc:creator>
    <meta:editing-duration>PT17S</meta:editing-duration>
    <meta:editing-cycles>1</meta:editing-cycles>
    <meta:document-statistic meta:table-count="0" meta:image-count="0" meta:object-count="0" meta:page-count="3" meta:paragraph-count="3" meta:word-count="6" meta:character-count="31" meta:non-whitespace-character-count="28"/>
    <meta:generator>LibreOfficeDev/25.8.0.0.alpha0$Linux_X86_64 LibreOffice_project/6042e60d69c40d1f307710e60a278cb286d68603</meta:generator>
  </office:meta>
</office:document-meta>
</file>